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3.698cm" fo:min-width="5.748cm" fo:padding-top="0.151cm" fo:padding-bottom="0.151cm" fo:padding-left="0.276cm" fo:padding-right="0.276cm" draw:shadow="visible" draw:shadow-color="#808080" draw:shadow-opacity="100%"/>
    </style:style>
    <style:style style:name="gr2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8000" draw:textarea-horizontal-align="justify" draw:textarea-vertical-align="middle" draw:auto-grow-height="false" fo:min-height="0.4cm" fo:min-width="0.15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opacity="50%" draw:opacity-name="" draw:textarea-horizontal-align="left" draw:auto-grow-height="true" draw:auto-grow-width="false" fo:min-height="0.4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800080" draw:fill="solid" draw:fill-color="#800080" draw:textarea-vertical-align="middle" draw:auto-grow-height="false" fo:min-height="1.605cm" fo:min-width="0.822cm" draw:shadow="hidden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8000" draw:textarea-horizontal-align="justify" draw:textarea-vertical-align="middle" draw:auto-grow-height="false" fo:min-height="0.32cm" fo:min-width="0.07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bbe33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fo:font-weight="bold"/>
    </style:style>
    <style:style style:name="P5" style:family="paragraph">
      <loext:graphic-properties draw:fill="none" draw:fill-color="#ffffff"/>
      <style:text-properties fo:color="#127622" fo:font-size="14pt" fo:font-weight="bold" fo:background-color="#ffffff"/>
    </style:style>
    <style:style style:name="P6" style:family="paragraph">
      <style:text-properties fo:color="#ff0000" fo:font-size="14pt" fo:font-weight="bold"/>
    </style:style>
    <style:style style:name="P7" style:family="paragraph">
      <loext:graphic-properties draw:fill="none" draw:fill-color="#ffffff"/>
      <style:text-properties fo:color="#ff0000" fo:font-size="14pt" fo:font-weight="bold" fo:background-color="#ffffff"/>
    </style:style>
    <style:style style:name="P8" style:family="paragraph">
      <loext:graphic-properties draw:fill-color="#ff8000"/>
      <style:paragraph-properties fo:text-align="center"/>
    </style:style>
    <style:style style:name="P9" style:family="paragraph">
      <style:text-properties fo:color="#ff0000" fo:font-size="14pt" fo:font-weight="bold" fo:background-color="transparent"/>
    </style:style>
    <style:style style:name="P10" style:family="paragraph">
      <loext:graphic-properties draw:fill="none" draw:fill-color="#ffffff" draw:opacity="50%"/>
      <style:text-properties fo:color="#ff0000" fo:font-size="14pt" fo:font-weight="bold" fo:background-color="transparent"/>
    </style:style>
    <style:style style:name="P11" style:family="paragraph">
      <loext:graphic-properties draw:fill="solid" draw:fill-color="#800080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27622" fo:background-color="#ffffff"/>
    </style:style>
    <style:style style:name="T4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6.3cm" svg:height="4cm" svg:x="1.6cm" svg:y="0.6cm">
          <text:p text:style-name="P1"><text:span text:style-name="T1"/></text:p>
          <text:p text:style-name="P1"><text:span text:style-name="T2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278cm" svg:y1="1.378cm" svg:x2="5.7cm" svg:y2="1.378cm">
          <text:p/>
        </draw:line>
        <draw:line draw:style-name="gr2" draw:text-style-name="P3" draw:layer="layout" svg:x1="9.3cm" svg:y1="3.477cm" svg:x2="3.544cm" svg:y2="3.477cm">
          <text:p/>
        </draw:line>
        <draw:line draw:style-name="gr2" draw:text-style-name="P3" draw:layer="layout" svg:x1="6.999cm" svg:y1="1.297cm" svg:x2="9.556cm" svg:y2="1.297cm">
          <text:p/>
        </draw:line>
        <draw:frame draw:style-name="gr3" draw:text-style-name="P5" draw:layer="layout" svg:width="1.396cm" svg:height="0.806cm" svg:x="0cm" svg:y="0.584cm">
          <draw:text-box>
            <text:p text:style-name="P4"><text:span text:style-name="T3">call</text:span></text:p>
          </draw:text-box>
        </draw:frame>
        <draw:frame draw:style-name="gr4" draw:text-style-name="P5" draw:layer="layout" svg:width="1.535cm" svg:height="0.806cm" svg:x="8.323cm" svg:y="0.468cm">
          <draw:text-box>
            <text:p text:style-name="P4"><text:span text:style-name="T3">exit</text:span></text:p>
          </draw:text-box>
        </draw:frame>
        <draw:frame draw:style-name="gr5" draw:text-style-name="P7" draw:layer="layout" svg:width="1.644cm" svg:height="0.882cm" svg:x="8.1cm" svg:y="2.7cm">
          <draw:text-box>
            <text:p text:style-name="P6"><text:span text:style-name="T4">redo</text:span></text:p>
          </draw:text-box>
        </draw:frame>
        <draw:frame draw:style-name="gr3" draw:text-style-name="P7" draw:layer="layout" svg:width="1.508cm" svg:height="0.806cm" svg:x="0.067cm" svg:y="2.625cm">
          <draw:text-box>
            <text:p text:style-name="P6"><text:span text:style-name="T4">fail</text:span></text:p>
          </draw:text-box>
        </draw:frame>
        <draw:custom-shape draw:style-name="gr6" draw:text-style-name="P8" draw:layer="layout" svg:width="1.3cm" svg:height="1.3cm" svg:x="5.7cm" svg:y="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6.4cm" svg:y1="2cm" svg:x2="6.4cm" svg:y2="3.4cm">
          <text:p/>
        </draw:line>
        <draw:line draw:style-name="gr7" draw:text-style-name="P3" draw:layer="layout" svg:x1="2.9cm" svg:y1="2.8cm" svg:x2="2.9cm" svg:y2="1.4cm">
          <text:p/>
        </draw:line>
        <draw:frame draw:style-name="gr8" draw:text-style-name="P10" draw:layer="layout" svg:width="0.8cm" svg:height="0.806cm" svg:x="6.9cm" svg:y="0.6cm">
          <draw:text-box>
            <text:p text:style-name="P9">T</text:p>
          </draw:text-box>
        </draw:frame>
        <draw:frame draw:style-name="gr8" draw:text-style-name="P10" draw:layer="layout" svg:width="0.8cm" svg:height="0.806cm" svg:x="6.3cm" svg:y="1.8cm">
          <draw:text-box>
            <text:p text:style-name="P9">F</text:p>
          </draw:text-box>
        </draw:frame>
        <draw:frame draw:style-name="gr8" draw:text-style-name="P10" draw:layer="layout" svg:width="0.8cm" svg:height="0.806cm" svg:x="1.5cm" svg:y="3.4cm">
          <draw:text-box>
            <text:p text:style-name="P9">F</text:p>
          </draw:text-box>
        </draw:frame>
        <draw:connector draw:style-name="gr9" draw:text-style-name="P3" draw:layer="layout" draw:type="curve" svg:x1="7.9cm" svg:y1="2.6cm" svg:x2="7.9cm" svg:y2="2.6cm" draw:start-shape="id1" draw:end-shape="id1" svg:d="M7900 2600z" svg:viewBox="0 0 1 1">
          <text:p/>
        </draw:connector>
        <draw:custom-shape draw:style-name="gr10" draw:text-style-name="P11" draw:layer="layout" svg:width="1.321cm" svg:height="1.855cm" draw:transform="skewX (-0.11379546723003) rotate (0.325852971347342) translate (3.394cm 1.933cm)">
          <text:p/>
          <draw:enhanced-geometry svg:viewBox="0 0 21600 21600" draw:text-areas="0 0 21600 21600" draw:type="circular-arrow" draw:modifiers="128.01135731435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.2cm" svg:y1="3.5cm" svg:x2="0.09cm" svg:y2="3.497cm">
          <text:p/>
        </draw:line>
        <draw:frame draw:style-name="gr8" draw:text-style-name="P10" draw:layer="layout" svg:width="0.8cm" svg:height="0.806cm" svg:x="2.8cm" svg:y="2cm">
          <draw:text-box>
            <text:p text:style-name="P9">T</text:p>
          </draw:text-box>
        </draw:frame>
        <draw:custom-shape draw:style-name="gr11" draw:text-style-name="P8" draw:layer="layout" svg:width="1.3cm" svg:height="1.3cm" svg:x="2.201cm" svg:y="2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0:34:36.040858145</meta:creation-date>
    <dc:date>2019-06-02T12:52:51.320569343</dc:date>
    <meta:editing-duration>PT46M36S</meta:editing-duration>
    <meta:editing-cycles>11</meta:editing-cycles>
    <meta:generator>LibreOffice/6.1.6.3$Linux_X86_64 LibreOffice_project/10$Build-3</meta:generator>
    <meta:document-statistic meta:object-count="19"/>
  </office:meta>
</office:document-meta>
</file>